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4D784655AC3C1159.png" manifest:media-type="image/png"/>
  <manifest:file-entry manifest:full-path="Pictures/10000201000000A300000165C99B0E5BC42C1E0C.png" manifest:media-type="image/png"/>
  <manifest:file-entry manifest:full-path="Pictures/10000201000001B900000121800B7AF2B49B5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/>
    </style:style>
    <style:style style:name="gr3" style:family="graphic" style:parent-style-name="standard">
      <style:graphic-properties svg:stroke-width="0.03cm" svg:stroke-color="#666666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37cm" svg:height="3cm" svg:x="13.339cm" svg:y="6.6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1.963cm" svg:height="0.806cm" svg:x="13cm" svg:y="9.5cm">
            <draw:text-box>
              <text:p><text:span text:style-name="T1">Server</text:span></text:p>
            </draw:text-box>
          </draw:frame>
        </draw:g>
        <draw:line draw:style-name="gr3" draw:text-style-name="P3" draw:layer="layout" svg:x1="13cm" svg:y1="6.4cm" svg:x2="8cm" svg:y2="4cm">
          <text:p/>
        </draw:line>
        <draw:line draw:style-name="gr3" draw:text-style-name="P3" draw:layer="layout" svg:x1="14.8cm" svg:y1="6.4cm" svg:x2="20cm" svg:y2="4cm">
          <text:p/>
        </draw:line>
        <draw:line draw:style-name="gr3" draw:text-style-name="P3" draw:layer="layout" svg:x1="14cm" svg:y1="6.4cm" svg:x2="14cm" svg:y2="4cm">
          <text:p/>
        </draw:line>
        <draw:g>
          <draw:frame draw:style-name="gr4" draw:text-style-name="P1" draw:layer="layout" svg:width="2.919cm" svg:height="1.913cm" svg:x="12.481cm" svg:y="1.6cm">
            <draw:image xlink:href="Pictures/10000201000001B900000121800B7AF2B49B5C27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13.056cm" svg:y="3.272cm">
            <draw:text-box>
              <text:p><text:span text:style-name="T1">Client</text:span></text:p>
            </draw:text-box>
          </draw:frame>
        </draw:g>
        <draw:g>
          <draw:frame draw:style-name="gr4" draw:text-style-name="P1" draw:layer="layout" svg:width="2.919cm" svg:height="1.913cm" svg:x="6.25cm" svg:y="1.6cm">
            <draw:image xlink:href="Pictures/10000201000001B9000001214D784655AC3C1159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6.825cm" svg:y="3.272cm">
            <draw:text-box>
              <text:p><text:span text:style-name="T1">Client</text:span></text:p>
            </draw:text-box>
          </draw:frame>
        </draw:g>
        <draw:g>
          <draw:frame draw:style-name="gr4" draw:text-style-name="P1" draw:layer="layout" svg:width="2.919cm" svg:height="1.913cm" svg:x="18.631cm" svg:y="1.6cm">
            <draw:image xlink:href="Pictures/10000201000001B9000001214D784655AC3C1159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19.206cm" svg:y="3.272cm">
            <draw:text-box>
              <text:p><text:span text:style-name="T1">Client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4T23:38:39.209625889</dc:date>
    <dc:creator>Dennis Schulmeister-Zimolong</dc:creator>
    <meta:editing-duration>PT23M51S</meta:editing-duration>
    <meta:editing-cycles>2</meta:editing-cycles>
    <meta:generator>LibreOffice/5.4.4.2$Linux_X86_64 LibreOffice_project/40m0$Build-2</meta:generator>
    <meta:document-statistic meta:object-count="38"/>
  </office:meta>
</office:document-meta>
</file>